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Easy_20_Helper_29_">
      <style:table-properties table:display="true" style:writing-mode="lr-tb"/>
    </style:style>
    <style:style style:name="ta3" style:family="table" style:master-page-name="PageStyle_5f__5f_prePlate33_5f__20__28_Work_20_In_20_Progress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table:number-columns-repeated="9"/>
          <table:table-cell table:style-name="ce4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table:number-columns-repeated="9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table:number-columns-repeated="9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table:number-columns-repeated="9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table:number-columns-repeated="9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table:number-columns-repeated="9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table:number-columns-repeated="9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table:number-columns-repeated="9"/>
          <table:table-cell table:style-name="ce49"/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table:number-columns-repeated="9"/>
          <table:table-cell table:style-name="ce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table:number-columns-repeated="9"/>
          <table:table-cell table:style-name="ce8"/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table:number-columns-repeated="9"/>
          <table:table-cell table:style-name="ce9"/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table:number-columns-repeated="9"/>
          <table:table-cell table:style-name="ce10"/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63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2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ha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3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3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table:number-columns-repeated="9"/>
          <table:table-cell table:style-name="ce4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table:number-columns-repeated="9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table:number-columns-repeated="9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table:number-columns-repeated="9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table:number-columns-repeated="9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table:number-columns-repeated="9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table:number-columns-repeated="9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table:number-columns-repeated="9"/>
          <table:table-cell table:style-name="ce49"/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table:number-columns-repeated="9"/>
          <table:table-cell table:style-name="ce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table:number-columns-repeated="9"/>
          <table:table-cell table:style-name="ce8"/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table:number-columns-repeated="9"/>
          <table:table-cell table:style-name="ce9"/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table:number-columns-repeated="9"/>
          <table:table-cell table:style-name="ce10"/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63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72pt" fo:margin-right="72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523" meta:object-count="0"/>
    <meta:generator>LibreOfficeDev/6.0.5.2$Linux_X86_64 LibreOffice_project/</meta:generator>
  </office:meta>
</office:document-meta>
</file>